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zasPracySorted" table:style-name="ta1">
        <table:shapes>
          <draw:frame draw:z-index="0" draw:style-name="gr1" draw:text-style-name="P1" svg:width="453.51pt" svg:height="255.09pt" svg:x="767.71pt" svg:y="4.28pt">
            <loext:p draw:notify-on-update-of-ranges="CzasPracySorted.B2:CzasPracySorted.B2 CzasPracySorted.C2:CzasPracySorted.G2 CzasPracySorted.B3:CzasPracySorted.B3 CzasPracySorted.C3:CzasPracySorted.G3 CzasPracySorted.B4:CzasPracySorted.B4 CzasPracySorted.C4:CzasPracySorted.G4 CzasPracySorted.B5:CzasPracySorted.B5 CzasPracySorted.C5:CzasPracySorted.G5 CzasPracySorted.B6:CzasPracySorted.B6 CzasPracySorted.C6:CzasPracySorted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7.74pt" svg:y="261.1pt">
            <loext:p draw:notify-on-update-of-ranges="CzasPracySorted.B8:CzasPracySorted.B8 CzasPracySorted.C8:CzasPracySorted.G8 CzasPracySorted.B9:CzasPracySorted.B9 CzasPracySorted.C9:CzasPracySorted.G9 CzasPracySorted.B10:CzasPracySorted.B10 CzasPracySorted.C10:CzasPracySorted.G10 CzasPracySorted.B11:CzasPracySorted.B11 CzasPracySorted.C11:CzasPracySorted.G11 CzasPracySorted.B12:CzasPracySorted.B12 CzasPracySorted.C12:CzasPracySorted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65.35pt" svg:y="520.07pt">
            <loext:p draw:notify-on-update-of-ranges="CzasPracySorted.B14:CzasPracySorted.B14 CzasPracySorted.C14:CzasPracySorted.G14 CzasPracySorted.B15:CzasPracySorted.B15 CzasPracySorted.C15:CzasPracySorted.G15 CzasPracySorted.B16:CzasPracySorted.B16 CzasPracySorted.C16:CzasPracySorted.G16 CzasPracySorted.B17:CzasPracySorted.B17 CzasPracySorted.C17:CzasPracySorted.G17 CzasPracySorted.B18:CzasPracySorted.B18 CzasPracySorted.C18:CzasPracySorted.G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63.82pt" svg:y="777.63pt">
            <loext:p draw:notify-on-update-of-ranges="CzasPracySorted.B20:CzasPracySorted.B20 CzasPracySorted.C20:CzasPracySorted.G20 CzasPracySorted.B21:CzasPracySorted.B21 CzasPracySorted.C21:CzasPracySorted.G21 CzasPracySorted.B22:CzasPracySorted.B22 CzasPracySorted.C22:CzasPracySorted.G22 CzasPracySorted.B23:CzasPracySorted.B23 CzasPracySorted.C23:CzasPracySorted.G23 CzasPracySorted.B24:CzasPracySorted.B24 CzasPracySorted.C24:CzasPracySorted.G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40k</text:p>
          </table:table-cell>
          <table:table-cell table:style-name="ce1" office:value-type="string" calcext:value-type="string">
            <text:p>80k</text:p>
          </table:table-cell>
          <table:table-cell table:style-name="ce1" office:value-type="string" calcext:value-type="string">
            <text:p>160k</text:p>
          </table:table-cell>
        </table:table-row>
        <table:table-row table:style-name="ro1">
          <table:table-cell/>
          <table:table-cell office:value-type="string" calcext:value-type="string">
            <text:p>Sorted</text:p>
          </table:table-cell>
          <table:table-cell office:value-type="float" office:value="0.00265577" calcext:value-type="float">
            <text:p>0.00265577</text:p>
          </table:table-cell>
          <table:table-cell office:value-type="float" office:value="0.0042346" calcext:value-type="float">
            <text:p>0.0042346</text:p>
          </table:table-cell>
          <table:table-cell office:value-type="float" office:value="0.00768522" calcext:value-type="float">
            <text:p>0.00768522</text:p>
          </table:table-cell>
          <table:table-cell office:value-type="float" office:value="0.0135999" calcext:value-type="float">
            <text:p>0.0135999</text:p>
          </table:table-cell>
          <table:table-cell office:value-type="float" office:value="0.0280742" calcext:value-type="float">
            <text:p>0.0280742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float" office:value="0.00258543" calcext:value-type="float">
            <text:p>0.00258543</text:p>
          </table:table-cell>
          <table:table-cell office:value-type="float" office:value="0.00400807" calcext:value-type="float">
            <text:p>0.00400807</text:p>
          </table:table-cell>
          <table:table-cell office:value-type="float" office:value="0.00728943" calcext:value-type="float">
            <text:p>0.00728943</text:p>
          </table:table-cell>
          <table:table-cell office:value-type="float" office:value="0.0134679" calcext:value-type="float">
            <text:p>0.0134679</text:p>
          </table:table-cell>
          <table:table-cell office:value-type="float" office:value="0.0274894" calcext:value-type="float">
            <text:p>0.0274894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float" office:value="0.00246477" calcext:value-type="float">
            <text:p>0.00246477</text:p>
          </table:table-cell>
          <table:table-cell office:value-type="float" office:value="0.0042597" calcext:value-type="float">
            <text:p>0.0042597</text:p>
          </table:table-cell>
          <table:table-cell office:value-type="float" office:value="0.00711231" calcext:value-type="float">
            <text:p>0.00711231</text:p>
          </table:table-cell>
          <table:table-cell office:value-type="float" office:value="0.0140782" calcext:value-type="float">
            <text:p>0.0140782</text:p>
          </table:table-cell>
          <table:table-cell office:value-type="float" office:value="0.0274977" calcext:value-type="float">
            <text:p>0.0274977</text:p>
          </table:table-cell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float" office:value="0.00247966" calcext:value-type="float">
            <text:p>0.00247966</text:p>
          </table:table-cell>
          <table:table-cell office:value-type="float" office:value="0.00378249" calcext:value-type="float">
            <text:p>0.00378249</text:p>
          </table:table-cell>
          <table:table-cell office:value-type="float" office:value="0.00677112" calcext:value-type="float">
            <text:p>0.00677112</text:p>
          </table:table-cell>
          <table:table-cell office:value-type="float" office:value="0.0134815" calcext:value-type="float">
            <text:p>0.0134815</text:p>
          </table:table-cell>
          <table:table-cell office:value-type="float" office:value="0.0278357" calcext:value-type="float">
            <text:p>0.02783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Quick Sort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40k</text:p>
          </table:table-cell>
          <table:table-cell table:style-name="ce1" office:value-type="string" calcext:value-type="string">
            <text:p>80k</text:p>
          </table:table-cell>
          <table:table-cell table:style-name="ce1" office:value-type="string" calcext:value-type="string">
            <text:p>160k</text:p>
          </table:table-cell>
        </table:table-row>
        <table:table-row table:style-name="ro1">
          <table:table-cell/>
          <table:table-cell office:value-type="string" calcext:value-type="string">
            <text:p>Sorted</text:p>
          </table:table-cell>
          <table:table-cell office:value-type="float" office:value="0.103777" calcext:value-type="float">
            <text:p>0.103777</text:p>
          </table:table-cell>
          <table:table-cell office:value-type="float" office:value="0.295896" calcext:value-type="float">
            <text:p>0.295896</text:p>
          </table:table-cell>
          <table:table-cell office:value-type="float" office:value="1.10042" calcext:value-type="float">
            <text:p>1.10042</text:p>
          </table:table-cell>
          <table:table-cell office:value-type="float" office:value="4.40689" calcext:value-type="float">
            <text:p>4.40689</text:p>
          </table:table-cell>
          <table:table-cell office:value-type="float" office:value="17.6012" calcext:value-type="float">
            <text:p>17.6012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float" office:value="0.0501061" calcext:value-type="float">
            <text:p>0.0501061</text:p>
          </table:table-cell>
          <table:table-cell office:value-type="float" office:value="0.204105" calcext:value-type="float">
            <text:p>0.204105</text:p>
          </table:table-cell>
          <table:table-cell office:value-type="float" office:value="0.732754" calcext:value-type="float">
            <text:p>0.732754</text:p>
          </table:table-cell>
          <table:table-cell office:value-type="float" office:value="2.94721" calcext:value-type="float">
            <text:p>2.94721</text:p>
          </table:table-cell>
          <table:table-cell office:value-type="float" office:value="11.7759" calcext:value-type="float">
            <text:p>11.7759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float" office:value="0.0712076" calcext:value-type="float">
            <text:p>0.0712076</text:p>
          </table:table-cell>
          <table:table-cell office:value-type="float" office:value="0.277307" calcext:value-type="float">
            <text:p>0.277307</text:p>
          </table:table-cell>
          <table:table-cell office:value-type="float" office:value="1.10063" calcext:value-type="float">
            <text:p>1.10063</text:p>
          </table:table-cell>
          <table:table-cell office:value-type="float" office:value="4.47159" calcext:value-type="float">
            <text:p>4.47159</text:p>
          </table:table-cell>
          <table:table-cell office:value-type="float" office:value="17.5957" calcext:value-type="float">
            <text:p>17.5957</text:p>
          </table:table-cell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float" office:value="0.0194245" calcext:value-type="float">
            <text:p>0.0194245</text:p>
          </table:table-cell>
          <table:table-cell office:value-type="float" office:value="0.221747" calcext:value-type="float">
            <text:p>0.221747</text:p>
          </table:table-cell>
          <table:table-cell office:value-type="float" office:value="0.329245" calcext:value-type="float">
            <text:p>0.329245</text:p>
          </table:table-cell>
          <table:table-cell office:value-type="float" office:value="1.39072" calcext:value-type="float">
            <text:p>1.39072</text:p>
          </table:table-cell>
          <table:table-cell office:value-type="float" office:value="5.67647" calcext:value-type="float">
            <text:p>5.6764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Heap Sort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40k</text:p>
          </table:table-cell>
          <table:table-cell table:style-name="ce1" office:value-type="string" calcext:value-type="string">
            <text:p>80k</text:p>
          </table:table-cell>
          <table:table-cell table:style-name="ce1" office:value-type="string" calcext:value-type="string">
            <text:p>160k</text:p>
          </table:table-cell>
        </table:table-row>
        <table:table-row table:style-name="ro1">
          <table:table-cell/>
          <table:table-cell office:value-type="string" calcext:value-type="string">
            <text:p>Sorted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0306618" calcext:value-type="float">
            <text:p>0.0306618</text:p>
          </table:table-cell>
          <table:table-cell office:value-type="float" office:value="0.061405" calcext:value-type="float">
            <text:p>0.061405</text:p>
          </table:table-cell>
          <table:table-cell office:value-type="float" office:value="0.093296" calcext:value-type="float">
            <text:p>0.093296</text:p>
          </table:table-cell>
          <table:table-cell office:value-type="float" office:value="0.184942" calcext:value-type="float">
            <text:p>0.184942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float" office:value="0.0174421" calcext:value-type="float">
            <text:p>0.0174421</text:p>
          </table:table-cell>
          <table:table-cell office:value-type="float" office:value="0.0256129" calcext:value-type="float">
            <text:p>0.0256129</text:p>
          </table:table-cell>
          <table:table-cell office:value-type="float" office:value="0.0594967" calcext:value-type="float">
            <text:p>0.0594967</text:p>
          </table:table-cell>
          <table:table-cell office:value-type="float" office:value="0.0920252" calcext:value-type="float">
            <text:p>0.0920252</text:p>
          </table:table-cell>
          <table:table-cell office:value-type="float" office:value="0.192541" calcext:value-type="float">
            <text:p>0.192541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float" office:value="0.0163791" calcext:value-type="float">
            <text:p>0.0163791</text:p>
          </table:table-cell>
          <table:table-cell office:value-type="float" office:value="0.0256188" calcext:value-type="float">
            <text:p>0.0256188</text:p>
          </table:table-cell>
          <table:table-cell office:value-type="float" office:value="0.0477071" calcext:value-type="float">
            <text:p>0.0477071</text:p>
          </table:table-cell>
          <table:table-cell office:value-type="float" office:value="0.0922748" calcext:value-type="float">
            <text:p>0.0922748</text:p>
          </table:table-cell>
          <table:table-cell office:value-type="float" office:value="0.212491" calcext:value-type="float">
            <text:p>0.212491</text:p>
          </table:table-cell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float" office:value="0.0206964" calcext:value-type="float">
            <text:p>0.0206964</text:p>
          </table:table-cell>
          <table:table-cell office:value-type="float" office:value="0.0255574" calcext:value-type="float">
            <text:p>0.0255574</text:p>
          </table:table-cell>
          <table:table-cell office:value-type="float" office:value="0.0515129" calcext:value-type="float">
            <text:p>0.0515129</text:p>
          </table:table-cell>
          <table:table-cell office:value-type="float" office:value="0.126084" calcext:value-type="float">
            <text:p>0.126084</text:p>
          </table:table-cell>
          <table:table-cell office:value-type="float" office:value="0.241362" calcext:value-type="float">
            <text:p>0.24136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adix Sort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40k</text:p>
          </table:table-cell>
          <table:table-cell table:style-name="ce1" office:value-type="string" calcext:value-type="string">
            <text:p>80k</text:p>
          </table:table-cell>
          <table:table-cell table:style-name="ce1" office:value-type="string" calcext:value-type="string">
            <text:p>160k</text:p>
          </table:table-cell>
        </table:table-row>
        <table:table-row table:style-name="ro1">
          <table:table-cell/>
          <table:table-cell office:value-type="string" calcext:value-type="string">
            <text:p>Sorted</text:p>
          </table:table-cell>
          <table:table-cell office:value-type="float" office:value="0.00355057" calcext:value-type="float">
            <text:p>0.00355057</text:p>
          </table:table-cell>
          <table:table-cell office:value-type="float" office:value="0.0060805" calcext:value-type="float">
            <text:p>0.0060805</text:p>
          </table:table-cell>
          <table:table-cell office:value-type="float" office:value="0.00922582" calcext:value-type="float">
            <text:p>0.00922582</text:p>
          </table:table-cell>
          <table:table-cell office:value-type="float" office:value="0.0162873" calcext:value-type="float">
            <text:p>0.0162873</text:p>
          </table:table-cell>
          <table:table-cell office:value-type="float" office:value="0.0328392" calcext:value-type="float">
            <text:p>0.0328392</text:p>
          </table:table-cell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office:value-type="float" office:value="0.00336594" calcext:value-type="float">
            <text:p>0.00336594</text:p>
          </table:table-cell>
          <table:table-cell office:value-type="float" office:value="0.00520526" calcext:value-type="float">
            <text:p>0.00520526</text:p>
          </table:table-cell>
          <table:table-cell office:value-type="float" office:value="0.00987053" calcext:value-type="float">
            <text:p>0.00987053</text:p>
          </table:table-cell>
          <table:table-cell office:value-type="float" office:value="0.0163813" calcext:value-type="float">
            <text:p>0.0163813</text:p>
          </table:table-cell>
          <table:table-cell office:value-type="float" office:value="0.0317628" calcext:value-type="float">
            <text:p>0.0317628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float" office:value="0.00335354" calcext:value-type="float">
            <text:p>0.00335354</text:p>
          </table:table-cell>
          <table:table-cell office:value-type="float" office:value="0.00554247" calcext:value-type="float">
            <text:p>0.00554247</text:p>
          </table:table-cell>
          <table:table-cell office:value-type="float" office:value="0.00812311" calcext:value-type="float">
            <text:p>0.00812311</text:p>
          </table:table-cell>
          <table:table-cell office:value-type="float" office:value="0.0159116" calcext:value-type="float">
            <text:p>0.0159116</text:p>
          </table:table-cell>
          <table:table-cell office:value-type="float" office:value="0.0339764" calcext:value-type="float">
            <text:p>0.0339764</text:p>
          </table:table-cell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office:value-type="float" office:value="0.00302684" calcext:value-type="float">
            <text:p>0.00302684</text:p>
          </table:table-cell>
          <table:table-cell office:value-type="float" office:value="0.00486231" calcext:value-type="float">
            <text:p>0.00486231</text:p>
          </table:table-cell>
          <table:table-cell office:value-type="float" office:value="0.00824507" calcext:value-type="float">
            <text:p>0.00824507</text:p>
          </table:table-cell>
          <table:table-cell office:value-type="float" office:value="0.0162109" calcext:value-type="float">
            <text:p>0.0162109</text:p>
          </table:table-cell>
          <table:table-cell office:value-type="float" office:value="0.0318989" calcext:value-type="float">
            <text:p>0.0318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03:21:40.731474357</dc:date>
    <meta:editing-duration>PT25M53S</meta:editing-duration>
    <meta:editing-cycles>10</meta:editing-cycles>
    <meta:generator>LibreOffice/5.2.7.2$Linux_X86_64 LibreOffice_project/20m0$Build-2</meta:generator>
    <meta:document-statistic meta:table-count="1" meta:cell-count="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19cm" svg:y="0.316cm" chart:style-name="ch2">
          <text:p>Merge Sort</text:p>
        </chart:title>
        <chart:legend chart:legend-position="end" svg:x="13.975cm" svg:y="3.454cm" style:legend-expansion="high" chart:style-name="ch3"/>
        <chart:plot-area chart:style-name="ch4" table:cell-range-address="CzasPracySorted.B2:CzasPracySorted.G6" chart:data-source-has-labels="both" svg:x="1.331cm" svg:y="1.275cm" svg:width="12.324cm" svg:height="6.564cm">
          <chartooo:coordinate-region svg:x="2.429cm" svg:y="1.474cm" svg:width="11.226cm" svg:height="5.718cm"/>
          <chart:axis chart:dimension="x" chart:name="primary-x" chart:style-name="ch5" chartooo:axis-type="auto">
            <chartooo:date-scale/>
            <chart:title svg:x="6.02cm" svg:y="8.019cm" chart:style-name="ch6">
              <text:p>Liczba Argumentow</text:p>
            </chart:title>
            <chart:categories table:cell-range-address="CzasPracySorted.C2:CzasPracySorted.G2"/>
          </chart:axis>
          <chart:axis chart:dimension="y" chart:name="primary-y" chart:style-name="ch7">
            <chart:title svg:x="0.451cm" svg:y="5.17cm" chart:style-name="ch8">
              <text:p>Czas(s)</text:p>
            </chart:title>
            <chart:grid chart:style-name="ch9" chart:class="major"/>
          </chart:axis>
          <chart:series chart:style-name="ch10" chart:values-cell-range-address="CzasPracySorted.C3:CzasPracySorted.G3" chart:label-cell-address="CzasPracySorted.B3:CzasPracySorted.B3" chart:class="chart:bar">
            <chart:data-point chart:repeated="5"/>
          </chart:series>
          <chart:series chart:style-name="ch11" chart:values-cell-range-address="CzasPracySorted.C4:CzasPracySorted.G4" chart:label-cell-address="CzasPracySorted.B4:CzasPracySorted.B4" chart:class="chart:bar">
            <chart:data-point chart:repeated="5"/>
          </chart:series>
          <chart:series chart:style-name="ch12" chart:values-cell-range-address="CzasPracySorted.C5:CzasPracySorted.G5" chart:label-cell-address="CzasPracySorted.B5:CzasPracySorted.B5" chart:class="chart:bar">
            <chart:data-point chart:repeated="5"/>
          </chart:series>
          <chart:series chart:style-name="ch13" chart:values-cell-range-address="CzasPracySorted.C6:CzasPracySorted.G6" chart:label-cell-address="CzasPracySorted.B6:CzasPracySorted.B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CzasPracySorted.C2:CzasPracySorted.G2</svg:desc>
                </draw:g>
              </table:table-cell>
              <table:table-cell office:value-type="string">
                <text:p>20k</text:p>
              </table:table-cell>
              <table:table-cell office:value-type="string">
                <text:p>40k</text:p>
              </table:table-cell>
              <table:table-cell office:value-type="string">
                <text:p>80k</text:p>
              </table:table-cell>
              <table:table-cell office:value-type="string">
                <text:p>160k</text:p>
              </table:table-cell>
            </table:table-row>
          </table:table-header-rows>
          <table:table-rows>
            <table:table-row>
              <table:table-cell office:value-type="string">
                <text:p>Sorted</text:p>
                <draw:g>
                  <svg:desc>CzasPracySorted.B3:CzasPracySorted.B3</svg:desc>
                </draw:g>
              </table:table-cell>
              <table:table-cell office:value-type="float" office:value="0.00265577">
                <text:p>0.00265577</text:p>
                <draw:g>
                  <svg:desc>CzasPracySorted.C3:CzasPracySorted.G3</svg:desc>
                </draw:g>
              </table:table-cell>
              <table:table-cell office:value-type="float" office:value="0.0042346">
                <text:p>0.0042346</text:p>
              </table:table-cell>
              <table:table-cell office:value-type="float" office:value="0.00768522">
                <text:p>0.00768522</text:p>
              </table:table-cell>
              <table:table-cell office:value-type="float" office:value="0.0135999">
                <text:p>0.0135999</text:p>
              </table:table-cell>
              <table:table-cell office:value-type="float" office:value="0.0280742">
                <text:p>0.0280742</text:p>
              </table:table-cell>
            </table:table-row>
            <table:table-row>
              <table:table-cell office:value-type="string">
                <text:p>Reverse</text:p>
                <draw:g>
                  <svg:desc>CzasPracySorted.B4:CzasPracySorted.B4</svg:desc>
                </draw:g>
              </table:table-cell>
              <table:table-cell office:value-type="float" office:value="0.00258543">
                <text:p>0.00258543</text:p>
                <draw:g>
                  <svg:desc>CzasPracySorted.C4:CzasPracySorted.G4</svg:desc>
                </draw:g>
              </table:table-cell>
              <table:table-cell office:value-type="float" office:value="0.00400807">
                <text:p>0.00400807</text:p>
              </table:table-cell>
              <table:table-cell office:value-type="float" office:value="0.00728943">
                <text:p>0.00728943</text:p>
              </table:table-cell>
              <table:table-cell office:value-type="float" office:value="0.0134679">
                <text:p>0.0134679</text:p>
              </table:table-cell>
              <table:table-cell office:value-type="float" office:value="0.0274894">
                <text:p>0.0274894</text:p>
              </table:table-cell>
            </table:table-row>
            <table:table-row>
              <table:table-cell office:value-type="string">
                <text:p>First</text:p>
                <draw:g>
                  <svg:desc>CzasPracySorted.B5:CzasPracySorted.B5</svg:desc>
                </draw:g>
              </table:table-cell>
              <table:table-cell office:value-type="float" office:value="0.00246477">
                <text:p>0.00246477</text:p>
                <draw:g>
                  <svg:desc>CzasPracySorted.C5:CzasPracySorted.G5</svg:desc>
                </draw:g>
              </table:table-cell>
              <table:table-cell office:value-type="float" office:value="0.0042597">
                <text:p>0.0042597</text:p>
              </table:table-cell>
              <table:table-cell office:value-type="float" office:value="0.00711231">
                <text:p>0.00711231</text:p>
              </table:table-cell>
              <table:table-cell office:value-type="float" office:value="0.0140782">
                <text:p>0.0140782</text:p>
              </table:table-cell>
              <table:table-cell office:value-type="float" office:value="0.0274977">
                <text:p>0.0274977</text:p>
              </table:table-cell>
            </table:table-row>
            <table:table-row>
              <table:table-cell office:value-type="string">
                <text:p>Last</text:p>
                <draw:g>
                  <svg:desc>CzasPracySorted.B6:CzasPracySorted.B6</svg:desc>
                </draw:g>
              </table:table-cell>
              <table:table-cell office:value-type="float" office:value="0.00247966">
                <text:p>0.00247966</text:p>
                <draw:g>
                  <svg:desc>CzasPracySorted.C6:CzasPracySorted.G6</svg:desc>
                </draw:g>
              </table:table-cell>
              <table:table-cell office:value-type="float" office:value="0.00378249">
                <text:p>0.00378249</text:p>
              </table:table-cell>
              <table:table-cell office:value-type="float" office:value="0.00677112">
                <text:p>0.00677112</text:p>
              </table:table-cell>
              <table:table-cell office:value-type="float" office:value="0.0134815">
                <text:p>0.0134815</text:p>
              </table:table-cell>
              <table:table-cell office:value-type="float" office:value="0.0278357">
                <text:p>0.0278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Quick Sort</text:p>
        </chart:title>
        <chart:legend chart:legend-position="end" svg:x="13.975cm" svg:y="3.454cm" style:legend-expansion="high" chart:style-name="ch3"/>
        <chart:plot-area chart:style-name="ch4" table:cell-range-address="CzasPracySorted.B8:CzasPracySorted.G12" chart:data-source-has-labels="both" svg:x="1.331cm" svg:y="1.275cm" svg:width="12.324cm" svg:height="6.564cm">
          <chartooo:coordinate-region svg:x="1.952cm" svg:y="1.474cm" svg:width="11.703cm" svg:height="5.718cm"/>
          <chart:axis chart:dimension="x" chart:name="primary-x" chart:style-name="ch5" chartooo:axis-type="auto">
            <chartooo:date-scale/>
            <chart:title svg:x="6.02cm" svg:y="8.019cm" chart:style-name="ch6">
              <text:p>Liczba Argumentow</text:p>
            </chart:title>
            <chart:categories table:cell-range-address="CzasPracySorted.C8:CzasPracySorted.G8"/>
          </chart:axis>
          <chart:axis chart:dimension="y" chart:name="primary-y" chart:style-name="ch7">
            <chart:title svg:x="0.451cm" svg:y="5.17cm" chart:style-name="ch8">
              <text:p>Czas(s)</text:p>
            </chart:title>
            <chart:grid chart:style-name="ch9" chart:class="major"/>
          </chart:axis>
          <chart:series chart:style-name="ch10" chart:values-cell-range-address="CzasPracySorted.C9:CzasPracySorted.G9" chart:label-cell-address="CzasPracySorted.B9:CzasPracySorted.B9" chart:class="chart:bar">
            <chart:data-point chart:repeated="5"/>
          </chart:series>
          <chart:series chart:style-name="ch11" chart:values-cell-range-address="CzasPracySorted.C10:CzasPracySorted.G10" chart:label-cell-address="CzasPracySorted.B10:CzasPracySorted.B10" chart:class="chart:bar">
            <chart:data-point chart:repeated="5"/>
          </chart:series>
          <chart:series chart:style-name="ch12" chart:values-cell-range-address="CzasPracySorted.C11:CzasPracySorted.G11" chart:label-cell-address="CzasPracySorted.B11:CzasPracySorted.B11" chart:class="chart:bar">
            <chart:data-point chart:repeated="5"/>
          </chart:series>
          <chart:series chart:style-name="ch13" chart:values-cell-range-address="CzasPracySorted.C12:CzasPracySorted.G12" chart:label-cell-address="CzasPracySorted.B12:CzasPracySorted.B1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CzasPracySorted.C8:CzasPracySorted.G8</svg:desc>
                </draw:g>
              </table:table-cell>
              <table:table-cell office:value-type="string">
                <text:p>20k</text:p>
              </table:table-cell>
              <table:table-cell office:value-type="string">
                <text:p>40k</text:p>
              </table:table-cell>
              <table:table-cell office:value-type="string">
                <text:p>80k</text:p>
              </table:table-cell>
              <table:table-cell office:value-type="string">
                <text:p>160k</text:p>
              </table:table-cell>
            </table:table-row>
          </table:table-header-rows>
          <table:table-rows>
            <table:table-row>
              <table:table-cell office:value-type="string">
                <text:p>Sorted</text:p>
                <draw:g>
                  <svg:desc>CzasPracySorted.B9:CzasPracySorted.B9</svg:desc>
                </draw:g>
              </table:table-cell>
              <table:table-cell office:value-type="float" office:value="0.103777">
                <text:p>0.103777</text:p>
                <draw:g>
                  <svg:desc>CzasPracySorted.C9:CzasPracySorted.G9</svg:desc>
                </draw:g>
              </table:table-cell>
              <table:table-cell office:value-type="float" office:value="0.295896">
                <text:p>0.295896</text:p>
              </table:table-cell>
              <table:table-cell office:value-type="float" office:value="1.10042">
                <text:p>1.10042</text:p>
              </table:table-cell>
              <table:table-cell office:value-type="float" office:value="4.40689">
                <text:p>4.40689</text:p>
              </table:table-cell>
              <table:table-cell office:value-type="float" office:value="17.6012">
                <text:p>17.6012</text:p>
              </table:table-cell>
            </table:table-row>
            <table:table-row>
              <table:table-cell office:value-type="string">
                <text:p>Reverse</text:p>
                <draw:g>
                  <svg:desc>CzasPracySorted.B10:CzasPracySorted.B10</svg:desc>
                </draw:g>
              </table:table-cell>
              <table:table-cell office:value-type="float" office:value="0.0501061">
                <text:p>0.0501061</text:p>
                <draw:g>
                  <svg:desc>CzasPracySorted.C10:CzasPracySorted.G10</svg:desc>
                </draw:g>
              </table:table-cell>
              <table:table-cell office:value-type="float" office:value="0.204105">
                <text:p>0.204105</text:p>
              </table:table-cell>
              <table:table-cell office:value-type="float" office:value="0.732754">
                <text:p>0.732754</text:p>
              </table:table-cell>
              <table:table-cell office:value-type="float" office:value="2.94721">
                <text:p>2.94721</text:p>
              </table:table-cell>
              <table:table-cell office:value-type="float" office:value="11.7759">
                <text:p>11.7759</text:p>
              </table:table-cell>
            </table:table-row>
            <table:table-row>
              <table:table-cell office:value-type="string">
                <text:p>First</text:p>
                <draw:g>
                  <svg:desc>CzasPracySorted.B11:CzasPracySorted.B11</svg:desc>
                </draw:g>
              </table:table-cell>
              <table:table-cell office:value-type="float" office:value="0.0712076">
                <text:p>0.0712076</text:p>
                <draw:g>
                  <svg:desc>CzasPracySorted.C11:CzasPracySorted.G11</svg:desc>
                </draw:g>
              </table:table-cell>
              <table:table-cell office:value-type="float" office:value="0.277307">
                <text:p>0.277307</text:p>
              </table:table-cell>
              <table:table-cell office:value-type="float" office:value="1.10063">
                <text:p>1.10063</text:p>
              </table:table-cell>
              <table:table-cell office:value-type="float" office:value="4.47159">
                <text:p>4.47159</text:p>
              </table:table-cell>
              <table:table-cell office:value-type="float" office:value="17.5957">
                <text:p>17.5957</text:p>
              </table:table-cell>
            </table:table-row>
            <table:table-row>
              <table:table-cell office:value-type="string">
                <text:p>Last</text:p>
                <draw:g>
                  <svg:desc>CzasPracySorted.B12:CzasPracySorted.B12</svg:desc>
                </draw:g>
              </table:table-cell>
              <table:table-cell office:value-type="float" office:value="0.0194245">
                <text:p>0.0194245</text:p>
                <draw:g>
                  <svg:desc>CzasPracySorted.C12:CzasPracySorted.G12</svg:desc>
                </draw:g>
              </table:table-cell>
              <table:table-cell office:value-type="float" office:value="0.221747">
                <text:p>0.221747</text:p>
              </table:table-cell>
              <table:table-cell office:value-type="float" office:value="0.329245">
                <text:p>0.329245</text:p>
              </table:table-cell>
              <table:table-cell office:value-type="float" office:value="1.39072">
                <text:p>1.39072</text:p>
              </table:table-cell>
              <table:table-cell office:value-type="float" office:value="5.67647">
                <text:p>5.67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Heap Sort</text:p>
        </chart:title>
        <chart:legend chart:legend-position="end" svg:x="13.975cm" svg:y="3.454cm" style:legend-expansion="high" chart:style-name="ch3"/>
        <chart:plot-area chart:style-name="ch4" table:cell-range-address="CzasPracySorted.B14:CzasPracySorted.G18" chart:data-source-has-labels="both" svg:x="1.331cm" svg:y="1.275cm" svg:width="12.324cm" svg:height="6.564cm">
          <chartooo:coordinate-region svg:x="2.243cm" svg:y="1.475cm" svg:width="11.412cm" svg:height="5.717cm"/>
          <chart:axis chart:dimension="x" chart:name="primary-x" chart:style-name="ch5" chartooo:axis-type="auto">
            <chartooo:date-scale/>
            <chart:title svg:x="6.02cm" svg:y="8.019cm" chart:style-name="ch6">
              <text:p>Liczba Argumentow</text:p>
            </chart:title>
            <chart:categories table:cell-range-address="CzasPracySorted.C14:CzasPracySorted.G14"/>
          </chart:axis>
          <chart:axis chart:dimension="y" chart:name="primary-y" chart:style-name="ch7">
            <chart:title svg:x="0.451cm" svg:y="5.17cm" chart:style-name="ch8">
              <text:p>Czas(s)</text:p>
            </chart:title>
            <chart:grid chart:style-name="ch9" chart:class="major"/>
          </chart:axis>
          <chart:series chart:style-name="ch10" chart:values-cell-range-address="CzasPracySorted.C15:CzasPracySorted.G15" chart:label-cell-address="CzasPracySorted.B15:CzasPracySorted.B15" chart:class="chart:bar">
            <chart:data-point chart:repeated="5"/>
          </chart:series>
          <chart:series chart:style-name="ch11" chart:values-cell-range-address="CzasPracySorted.C16:CzasPracySorted.G16" chart:label-cell-address="CzasPracySorted.B16:CzasPracySorted.B16" chart:class="chart:bar">
            <chart:data-point chart:repeated="5"/>
          </chart:series>
          <chart:series chart:style-name="ch12" chart:values-cell-range-address="CzasPracySorted.C17:CzasPracySorted.G17" chart:label-cell-address="CzasPracySorted.B17:CzasPracySorted.B17" chart:class="chart:bar">
            <chart:data-point chart:repeated="5"/>
          </chart:series>
          <chart:series chart:style-name="ch13" chart:values-cell-range-address="CzasPracySorted.C18:CzasPracySorted.G18" chart:label-cell-address="CzasPracySorted.B18:CzasPracySorted.B1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CzasPracySorted.C14:CzasPracySorted.G14</svg:desc>
                </draw:g>
              </table:table-cell>
              <table:table-cell office:value-type="string">
                <text:p>20k</text:p>
              </table:table-cell>
              <table:table-cell office:value-type="string">
                <text:p>40k</text:p>
              </table:table-cell>
              <table:table-cell office:value-type="string">
                <text:p>80k</text:p>
              </table:table-cell>
              <table:table-cell office:value-type="string">
                <text:p>160k</text:p>
              </table:table-cell>
            </table:table-row>
          </table:table-header-rows>
          <table:table-rows>
            <table:table-row>
              <table:table-cell office:value-type="string">
                <text:p>Sorted</text:p>
                <draw:g>
                  <svg:desc>CzasPracySorted.B15:CzasPracySorted.B15</svg:desc>
                </draw:g>
              </table:table-cell>
              <table:table-cell office:value-type="float" office:value="0.0197044">
                <text:p>0.0197044</text:p>
                <draw:g>
                  <svg:desc>CzasPracySorted.C15:CzasPracySorted.G15</svg:desc>
                </draw:g>
              </table:table-cell>
              <table:table-cell office:value-type="float" office:value="0.0306618">
                <text:p>0.0306618</text:p>
              </table:table-cell>
              <table:table-cell office:value-type="float" office:value="0.061405">
                <text:p>0.061405</text:p>
              </table:table-cell>
              <table:table-cell office:value-type="float" office:value="0.093296">
                <text:p>0.093296</text:p>
              </table:table-cell>
              <table:table-cell office:value-type="float" office:value="0.184942">
                <text:p>0.184942</text:p>
              </table:table-cell>
            </table:table-row>
            <table:table-row>
              <table:table-cell office:value-type="string">
                <text:p>Reverse</text:p>
                <draw:g>
                  <svg:desc>CzasPracySorted.B16:CzasPracySorted.B16</svg:desc>
                </draw:g>
              </table:table-cell>
              <table:table-cell office:value-type="float" office:value="0.0174421">
                <text:p>0.0174421</text:p>
                <draw:g>
                  <svg:desc>CzasPracySorted.C16:CzasPracySorted.G16</svg:desc>
                </draw:g>
              </table:table-cell>
              <table:table-cell office:value-type="float" office:value="0.0256129">
                <text:p>0.0256129</text:p>
              </table:table-cell>
              <table:table-cell office:value-type="float" office:value="0.0594967">
                <text:p>0.0594967</text:p>
              </table:table-cell>
              <table:table-cell office:value-type="float" office:value="0.0920252">
                <text:p>0.0920252</text:p>
              </table:table-cell>
              <table:table-cell office:value-type="float" office:value="0.192541">
                <text:p>0.192541</text:p>
              </table:table-cell>
            </table:table-row>
            <table:table-row>
              <table:table-cell office:value-type="string">
                <text:p>First</text:p>
                <draw:g>
                  <svg:desc>CzasPracySorted.B17:CzasPracySorted.B17</svg:desc>
                </draw:g>
              </table:table-cell>
              <table:table-cell office:value-type="float" office:value="0.0163791">
                <text:p>0.0163791</text:p>
                <draw:g>
                  <svg:desc>CzasPracySorted.C17:CzasPracySorted.G17</svg:desc>
                </draw:g>
              </table:table-cell>
              <table:table-cell office:value-type="float" office:value="0.0256188">
                <text:p>0.0256188</text:p>
              </table:table-cell>
              <table:table-cell office:value-type="float" office:value="0.0477071">
                <text:p>0.0477071</text:p>
              </table:table-cell>
              <table:table-cell office:value-type="float" office:value="0.0922748">
                <text:p>0.0922748</text:p>
              </table:table-cell>
              <table:table-cell office:value-type="float" office:value="0.212491">
                <text:p>0.212491</text:p>
              </table:table-cell>
            </table:table-row>
            <table:table-row>
              <table:table-cell office:value-type="string">
                <text:p>Last</text:p>
                <draw:g>
                  <svg:desc>CzasPracySorted.B18:CzasPracySorted.B18</svg:desc>
                </draw:g>
              </table:table-cell>
              <table:table-cell office:value-type="float" office:value="0.0206964">
                <text:p>0.0206964</text:p>
                <draw:g>
                  <svg:desc>CzasPracySorted.C18:CzasPracySorted.G18</svg:desc>
                </draw:g>
              </table:table-cell>
              <table:table-cell office:value-type="float" office:value="0.0255574">
                <text:p>0.0255574</text:p>
              </table:table-cell>
              <table:table-cell office:value-type="float" office:value="0.0515129">
                <text:p>0.0515129</text:p>
              </table:table-cell>
              <table:table-cell office:value-type="float" office:value="0.126084">
                <text:p>0.126084</text:p>
              </table:table-cell>
              <table:table-cell office:value-type="float" office:value="0.241362">
                <text:p>0.241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72cm" svg:y="0.316cm" chart:style-name="ch2">
          <text:p>Radix Sort</text:p>
        </chart:title>
        <chart:legend chart:legend-position="end" svg:x="13.975cm" svg:y="3.454cm" style:legend-expansion="high" chart:style-name="ch3"/>
        <chart:plot-area chart:style-name="ch4" table:cell-range-address="CzasPracySorted.B20:CzasPracySorted.G24" chart:data-source-has-labels="both" svg:x="1.331cm" svg:y="1.275cm" svg:width="12.324cm" svg:height="6.564cm">
          <chartooo:coordinate-region svg:x="2.429cm" svg:y="1.474cm" svg:width="11.226cm" svg:height="5.718cm"/>
          <chart:axis chart:dimension="x" chart:name="primary-x" chart:style-name="ch5" chartooo:axis-type="auto">
            <chartooo:date-scale/>
            <chart:title svg:x="6.02cm" svg:y="8.019cm" chart:style-name="ch6">
              <text:p>Liczba Argumentow</text:p>
            </chart:title>
            <chart:categories table:cell-range-address="CzasPracySorted.C20:CzasPracySorted.G20"/>
          </chart:axis>
          <chart:axis chart:dimension="y" chart:name="primary-y" chart:style-name="ch7">
            <chart:title svg:x="0.451cm" svg:y="5.17cm" chart:style-name="ch8">
              <text:p>Czas(s)</text:p>
            </chart:title>
            <chart:grid chart:style-name="ch9" chart:class="major"/>
          </chart:axis>
          <chart:series chart:style-name="ch10" chart:values-cell-range-address="CzasPracySorted.C21:CzasPracySorted.G21" chart:label-cell-address="CzasPracySorted.B21:CzasPracySorted.B21" chart:class="chart:bar">
            <chart:data-point chart:repeated="5"/>
          </chart:series>
          <chart:series chart:style-name="ch11" chart:values-cell-range-address="CzasPracySorted.C22:CzasPracySorted.G22" chart:label-cell-address="CzasPracySorted.B22:CzasPracySorted.B22" chart:class="chart:bar">
            <chart:data-point chart:repeated="5"/>
          </chart:series>
          <chart:series chart:style-name="ch12" chart:values-cell-range-address="CzasPracySorted.C23:CzasPracySorted.G23" chart:label-cell-address="CzasPracySorted.B23:CzasPracySorted.B23" chart:class="chart:bar">
            <chart:data-point chart:repeated="5"/>
          </chart:series>
          <chart:series chart:style-name="ch13" chart:values-cell-range-address="CzasPracySorted.C24:CzasPracySorted.G24" chart:label-cell-address="CzasPracySorted.B24:CzasPracySorted.B24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CzasPracySorted.C20:CzasPracySorted.G20</svg:desc>
                </draw:g>
              </table:table-cell>
              <table:table-cell office:value-type="string">
                <text:p>20k</text:p>
              </table:table-cell>
              <table:table-cell office:value-type="string">
                <text:p>40k</text:p>
              </table:table-cell>
              <table:table-cell office:value-type="string">
                <text:p>80k</text:p>
              </table:table-cell>
              <table:table-cell office:value-type="string">
                <text:p>160k</text:p>
              </table:table-cell>
            </table:table-row>
          </table:table-header-rows>
          <table:table-rows>
            <table:table-row>
              <table:table-cell office:value-type="string">
                <text:p>Sorted</text:p>
                <draw:g>
                  <svg:desc>CzasPracySorted.B21:CzasPracySorted.B21</svg:desc>
                </draw:g>
              </table:table-cell>
              <table:table-cell office:value-type="float" office:value="0.00355057">
                <text:p>0.00355057</text:p>
                <draw:g>
                  <svg:desc>CzasPracySorted.C21:CzasPracySorted.G21</svg:desc>
                </draw:g>
              </table:table-cell>
              <table:table-cell office:value-type="float" office:value="0.0060805">
                <text:p>0.0060805</text:p>
              </table:table-cell>
              <table:table-cell office:value-type="float" office:value="0.00922582">
                <text:p>0.00922582</text:p>
              </table:table-cell>
              <table:table-cell office:value-type="float" office:value="0.0162873">
                <text:p>0.0162873</text:p>
              </table:table-cell>
              <table:table-cell office:value-type="float" office:value="0.0328392">
                <text:p>0.0328392</text:p>
              </table:table-cell>
            </table:table-row>
            <table:table-row>
              <table:table-cell office:value-type="string">
                <text:p>Reverse</text:p>
                <draw:g>
                  <svg:desc>CzasPracySorted.B22:CzasPracySorted.B22</svg:desc>
                </draw:g>
              </table:table-cell>
              <table:table-cell office:value-type="float" office:value="0.00336594">
                <text:p>0.00336594</text:p>
                <draw:g>
                  <svg:desc>CzasPracySorted.C22:CzasPracySorted.G22</svg:desc>
                </draw:g>
              </table:table-cell>
              <table:table-cell office:value-type="float" office:value="0.00520526">
                <text:p>0.00520526</text:p>
              </table:table-cell>
              <table:table-cell office:value-type="float" office:value="0.00987053">
                <text:p>0.00987053</text:p>
              </table:table-cell>
              <table:table-cell office:value-type="float" office:value="0.0163813">
                <text:p>0.0163813</text:p>
              </table:table-cell>
              <table:table-cell office:value-type="float" office:value="0.0317628">
                <text:p>0.0317628</text:p>
              </table:table-cell>
            </table:table-row>
            <table:table-row>
              <table:table-cell office:value-type="string">
                <text:p>First</text:p>
                <draw:g>
                  <svg:desc>CzasPracySorted.B23:CzasPracySorted.B23</svg:desc>
                </draw:g>
              </table:table-cell>
              <table:table-cell office:value-type="float" office:value="0.00335354">
                <text:p>0.00335354</text:p>
                <draw:g>
                  <svg:desc>CzasPracySorted.C23:CzasPracySorted.G23</svg:desc>
                </draw:g>
              </table:table-cell>
              <table:table-cell office:value-type="float" office:value="0.00554247">
                <text:p>0.00554247</text:p>
              </table:table-cell>
              <table:table-cell office:value-type="float" office:value="0.00812311">
                <text:p>0.00812311</text:p>
              </table:table-cell>
              <table:table-cell office:value-type="float" office:value="0.0159116">
                <text:p>0.0159116</text:p>
              </table:table-cell>
              <table:table-cell office:value-type="float" office:value="0.0339764">
                <text:p>0.0339764</text:p>
              </table:table-cell>
            </table:table-row>
            <table:table-row>
              <table:table-cell office:value-type="string">
                <text:p>Last</text:p>
                <draw:g>
                  <svg:desc>CzasPracySorted.B24:CzasPracySorted.B24</svg:desc>
                </draw:g>
              </table:table-cell>
              <table:table-cell office:value-type="float" office:value="0.00302684">
                <text:p>0.00302684</text:p>
                <draw:g>
                  <svg:desc>CzasPracySorted.C24:CzasPracySorted.G24</svg:desc>
                </draw:g>
              </table:table-cell>
              <table:table-cell office:value-type="float" office:value="0.00486231">
                <text:p>0.00486231</text:p>
              </table:table-cell>
              <table:table-cell office:value-type="float" office:value="0.00824507">
                <text:p>0.00824507</text:p>
              </table:table-cell>
              <table:table-cell office:value-type="float" office:value="0.0162109">
                <text:p>0.0162109</text:p>
              </table:table-cell>
              <table:table-cell office:value-type="float" office:value="0.0318989">
                <text:p>0.0318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